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E90000029F37D9AAB3637938FF.png" manifest:media-type="image/png"/>
  <manifest:file-entry manifest:full-path="Pictures/10002D9B00005F30000055AECD934A157CF94E5F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Cyberbit" svg:font-family="'Bitstream Cyberbit'" style:font-family-generic="system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DejaVu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Cyberbit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6cm" svg:height="3.6cm" svg:x="1.5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2cm" svg:height="1.8cm" svg:x="2.3cm" svg:y="2.4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</draw:frame>
        </draw:g>
        <draw:g>
          <draw:custom-shape draw:style-name="gr3" draw:text-style-name="P1" draw:layer="layout" svg:width="3.6cm" svg:height="3.6cm" svg:x="1.5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" draw:layer="layout" svg:width="2cm" svg:height="1.8cm" svg:x="2.3cm" svg:y="7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5" draw:text-style-name="P1" draw:layer="layout" svg:width="3.6cm" svg:height="3.6cm" svg:x="1.5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" draw:layer="layout" svg:width="2cm" svg:height="1.8cm" svg:x="2.3cm" svg:y="11.6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7" draw:text-style-name="P1" draw:layer="layout" svg:width="3.6cm" svg:height="3.6cm" svg:x="1.5cm" svg:y="1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" draw:layer="layout" svg:width="2cm" svg:height="1.8cm" svg:x="2.3cm" svg:y="16.2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9" draw:text-style-name="P1" draw:layer="layout" svg:width="3.6cm" svg:height="3.6cm" svg:x="1.5cm" svg:y="1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" draw:layer="layout" svg:width="2cm" svg:height="1.8cm" svg:x="2.3cm" svg:y="20.8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11" draw:text-style-name="P1" draw:layer="layout" svg:width="3.6cm" svg:height="3.6cm" svg:x="1.5cm" svg:y="2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" draw:layer="layout" svg:width="2cm" svg:height="1.8cm" svg:x="2.3cm" svg:y="25.4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13" draw:text-style-name="P1" draw:layer="layout" svg:width="3.6cm" svg:height="3.6cm" svg:x="6.101cm" svg:y="1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" draw:layer="layout" svg:width="2cm" svg:height="1.8cm" svg:x="6.901cm" svg:y="2.401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</draw:frame>
        </draw:g>
        <draw:g>
          <draw:custom-shape draw:style-name="gr15" draw:text-style-name="P1" draw:layer="layout" svg:width="3.6cm" svg:height="3.6cm" svg:x="6.101cm" svg:y="6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" draw:layer="layout" svg:width="2cm" svg:height="1.8cm" svg:x="6.901cm" svg:y="7.001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17" draw:text-style-name="P1" draw:layer="layout" svg:width="3.6cm" svg:height="3.6cm" svg:x="6.101cm" svg:y="10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" draw:layer="layout" svg:width="2cm" svg:height="1.8cm" svg:x="6.901cm" svg:y="11.601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19" draw:text-style-name="P1" draw:layer="layout" svg:width="3.6cm" svg:height="3.6cm" svg:x="6.101cm" svg:y="15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" draw:layer="layout" svg:width="2cm" svg:height="1.8cm" svg:x="6.901cm" svg:y="16.201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21" draw:text-style-name="P1" draw:layer="layout" svg:width="3.6cm" svg:height="3.6cm" svg:x="6.101cm" svg:y="19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" draw:layer="layout" svg:width="2cm" svg:height="1.8cm" svg:x="6.901cm" svg:y="20.801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23" draw:text-style-name="P1" draw:layer="layout" svg:width="3.6cm" svg:height="3.6cm" svg:x="6.101cm" svg:y="24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" draw:layer="layout" svg:width="2cm" svg:height="1.8cm" svg:x="6.901cm" svg:y="25.401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25" draw:text-style-name="P1" draw:layer="layout" svg:width="3.6cm" svg:height="3.6cm" svg:x="10.702cm" svg:y="1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" draw:layer="layout" svg:width="2cm" svg:height="1.8cm" svg:x="11.502cm" svg:y="2.402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</draw:frame>
        </draw:g>
        <draw:g>
          <draw:custom-shape draw:style-name="gr27" draw:text-style-name="P1" draw:layer="layout" svg:width="3.6cm" svg:height="3.6cm" svg:x="10.702cm" svg:y="6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" draw:layer="layout" svg:width="2cm" svg:height="1.8cm" svg:x="11.502cm" svg:y="7.002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29" draw:text-style-name="P1" draw:layer="layout" svg:width="3.6cm" svg:height="3.6cm" svg:x="10.702cm" svg:y="10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1" draw:layer="layout" svg:width="2cm" svg:height="1.8cm" svg:x="11.502cm" svg:y="11.602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31" draw:text-style-name="P1" draw:layer="layout" svg:width="3.6cm" svg:height="3.6cm" svg:x="10.702cm" svg:y="15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1" draw:layer="layout" svg:width="2cm" svg:height="1.8cm" svg:x="11.502cm" svg:y="16.202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33" draw:text-style-name="P1" draw:layer="layout" svg:width="3.6cm" svg:height="3.6cm" svg:x="10.702cm" svg:y="19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1" draw:layer="layout" svg:width="2cm" svg:height="1.8cm" svg:x="11.502cm" svg:y="20.802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35" draw:text-style-name="P1" draw:layer="layout" svg:width="3.6cm" svg:height="3.6cm" svg:x="10.702cm" svg:y="24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1" draw:layer="layout" svg:width="2cm" svg:height="1.8cm" svg:x="11.502cm" svg:y="25.402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37" draw:text-style-name="P1" draw:layer="layout" svg:width="3.6cm" svg:height="3.6cm" svg:x="15.303cm" svg:y="1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1" draw:layer="layout" svg:width="2cm" svg:height="1.8cm" svg:x="16.103cm" svg:y="2.403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</draw:frame>
        </draw:g>
        <draw:g>
          <draw:custom-shape draw:style-name="gr39" draw:text-style-name="P1" draw:layer="layout" svg:width="3.6cm" svg:height="3.6cm" svg:x="15.303cm" svg:y="6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0" draw:text-style-name="P1" draw:layer="layout" svg:width="2cm" svg:height="1.8cm" svg:x="16.103cm" svg:y="7.003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41" draw:text-style-name="P1" draw:layer="layout" svg:width="3.6cm" svg:height="3.6cm" svg:x="15.303cm" svg:y="10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2" draw:text-style-name="P1" draw:layer="layout" svg:width="2cm" svg:height="1.8cm" svg:x="16.103cm" svg:y="11.603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43" draw:text-style-name="P1" draw:layer="layout" svg:width="3.6cm" svg:height="3.6cm" svg:x="15.303cm" svg:y="15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1" draw:layer="layout" svg:width="2cm" svg:height="1.8cm" svg:x="16.103cm" svg:y="16.203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45" draw:text-style-name="P1" draw:layer="layout" svg:width="3.6cm" svg:height="3.6cm" svg:x="15.303cm" svg:y="1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6" draw:text-style-name="P1" draw:layer="layout" svg:width="2cm" svg:height="1.8cm" svg:x="16.103cm" svg:y="20.803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47" draw:text-style-name="P1" draw:layer="layout" svg:width="3.6cm" svg:height="3.6cm" svg:x="15.303cm" svg:y="24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8" draw:text-style-name="P1" draw:layer="layout" svg:width="2cm" svg:height="1.8cm" svg:x="16.103cm" svg:y="25.403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Cyberbit" svg:font-family="'Bitstream Cyberbit'" style:font-family-generic="system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Bitstream Cyberbit" style:font-family-asian="'Bitstream Cyberbit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.5cm" fo:margin-left="1.5cm" fo:margin-right="1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3-05-21T19:28:28</meta:creation-date>
    <dc:date>2020-01-31T00:36:48.905754584</dc:date>
    <meta:editing-duration>PT18M23S</meta:editing-duration>
    <meta:editing-cycles>7</meta:editing-cycles>
    <meta:generator>LibreOffice/6.3.4.2.0$Linux_X86_64 LibreOffice_project/30$Build-2</meta:generator>
    <meta:document-statistic meta:object-count="72"/>
  </office:meta>
</office:document-meta>
</file>